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draw:stroke="none" svg:stroke-width="0.001cm" draw:fill-color="#00b4ff"/>
    </style:style>
    <style:style style:name="gr5" style:family="graphic" style:parent-style-name="standard">
      <style:graphic-properties svg:stroke-width="0.05cm" svg:stroke-color="#000000" draw:fill="none" draw:fill-color="#ffffff" fo:padding-top="-0.025cm" fo:padding-bottom="-0.025cm" fo:padding-left="-0.025cm" fo:padding-right="-0.025cm"/>
    </style:style>
    <style:style style:name="gr6" style:family="graphic" style:parent-style-name="standard">
      <style:graphic-properties svg:stroke-width="0.05cm" svg:stroke-color="#ffffff" draw:fill="none" draw:fill-color="#ffffff" fo:padding-top="-0.025cm" fo:padding-bottom="-0.025cm" fo:padding-left="-0.025cm" fo:padding-right="-0.025cm"/>
    </style:style>
  </office:automatic-styles>
  <office:body>
    <office:drawing>
      <draw:page draw:name="page1" draw:style-name="dp1" draw:master-page-name="Default">
        <draw:g>
          <draw:glue-point draw:id="4" svg:x="-2.638cm" svg:y="-5cm"/>
          <draw:glue-point draw:id="5" svg:x="5cm" svg:y="-5cm"/>
          <draw:glue-point draw:id="6" svg:x="1.18cm" svg:y="-5cm"/>
          <draw:glue-point draw:id="7" svg:x="-5cm" svg:y="5cm"/>
          <draw:glue-point draw:id="8" svg:x="2.641cm" svg:y="5cm"/>
          <draw:glue-point draw:id="9" svg:x="-1.18cm" svg:y="5cm"/>
          <draw:glue-point draw:id="10" svg:x="-5cm" svg:y="0.409cm"/>
          <draw:glue-point draw:id="11" svg:x="-5cm" svg:y="2.704cm"/>
          <draw:glue-point draw:id="12" svg:x="5cm" svg:y="-0.409cm"/>
          <draw:glue-point draw:id="13" svg:x="5cm" svg:y="-2.704cm"/>
          <draw:glue-point draw:id="14" svg:x="0cm" svg:y="0cm"/>
          <draw:polygon draw:style-name="gr1" draw:layer="layout" svg:width="3.639cm" svg:height="0.918cm" svg:x="0cm" svg:y="1.082cm" svg:viewBox="0 0 3640 919" draw:points="0,0 0,919 3640,919 3640,0">
            <text:p/>
          </draw:polygon>
          <draw:polygon draw:style-name="gr2" draw:layer="layout" svg:width="3.639cm" svg:height="0.918cm" svg:x="0cm" svg:y="1.082cm" svg:viewBox="0 0 3640 919" draw:points="0,0 0,919 3640,919 3640,0">
            <text:p/>
          </draw:polygon>
          <draw:polygon draw:style-name="gr3" draw:layer="layout" svg:width="1.123cm" svg:height="2cm" svg:x="3.639cm" svg:y="0cm" svg:viewBox="0 0 1124 2001" draw:points="0,1082 1124,0 1124,918 0,2001">
            <text:p/>
          </draw:polygon>
          <draw:polygon draw:style-name="gr2" draw:layer="layout" svg:width="1.123cm" svg:height="2cm" svg:x="3.639cm" svg:y="0cm" svg:viewBox="0 0 1124 2001" draw:points="0,1082 1124,0 1124,918 0,2001">
            <text:p/>
          </draw:polygon>
          <draw:polygon draw:style-name="gr4" draw:layer="layout" svg:width="4.762cm" svg:height="1.082cm" svg:x="0cm" svg:y="0cm" svg:viewBox="0 0 4763 1083" draw:points="3639,1083 4763,0 1125,0 0,1083">
            <text:p/>
          </draw:polygon>
          <draw:polygon draw:style-name="gr2" draw:layer="layout" svg:width="4.762cm" svg:height="1.082cm" svg:x="0cm" svg:y="0cm" svg:viewBox="0 0 4763 1083" draw:points="3639,1083 4763,0 1125,0 0,1083">
            <text:p/>
          </draw:polygon>
          <draw:polygon draw:style-name="gr5" draw:layer="layout" svg:width="3.043cm" svg:height="0.787cm" svg:x="0.828cm" svg:y="0.098cm" svg:viewBox="0 0 3044 788" draw:points="3044,394 3042,374 3036,353 3026,334 3013,315 2994,296 2974,275 2949,258 2920,239 2887,221 2851,202 2813,185 2770,169 2724,153 2676,138 2624,123 2569,108 2513,95 2453,83 2391,72 2328,60 2259,50 2191,41 2121,34 2050,26 1977,19 1901,13 1828,8 1752,5 1675,4 1598,0 1521,0 1443,0 1367,4 1292,5 1215,8 1140,13 1066,19 992,26 921,34 851,41 783,50 716,60 652,72 589,83 529,95 472,108 418,123 367,138 318,153 272,169 230,185 191,202 155,221 122,239 95,258 69,275 49,296 31,315 17,334 8,353 1,374 0,394 1,413 8,434 17,453 31,472 49,492 69,512 95,530 122,549 155,567 191,586 230,602 272,618 318,634 367,650 418,664 472,679 529,694 589,705 652,717 716,727 783,738 851,748 921,755 992,763 1066,768 1140,774 1215,779 1292,782 1367,784 1443,788 1521,788 1598,788 1675,784 1752,782 1828,779 1901,774 1977,768 2050,763 2121,755 2191,748 2259,738 2328,727 2391,717 2453,705 2513,694 2569,679 2624,664 2676,650 2724,634 2770,618 2813,602 2851,586 2887,567 2920,549 2949,530 2974,512 2994,492 3013,472 3026,453 3036,434 3042,413">
            <text:p/>
          </draw:polygon>
          <draw:polygon draw:style-name="gr5" draw:layer="layout" svg:width="2.579cm" svg:height="0.457cm" svg:x="1.025cm" svg:y="0.263cm" svg:viewBox="0 0 2580 458" draw:points="2580,229 2578,217 2574,206 2565,194 2554,182 2539,172 2521,161 2499,149 2475,138 2448,128 2418,117 2385,108 2349,98 2310,88 2269,78 2225,71 2178,63 2130,55 2080,48 2027,40 1972,34 1915,27 1857,23 1798,18 1737,14 1677,9 1614,7 1550,4 1484,0 1419,0 1354,0 1290,0 1225,0 1160,0 1095,0 1030,4 966,7 902,9 842,14 781,18 722,23 663,27 607,34 552,40 499,48 450,55 401,63 353,71 310,78 269,88 230,98 194,108 161,117 131,128 104,138 79,149 58,161 40,172 25,182 14,194 6,206 0,217 0,229 0,240 6,252 14,263 25,275 40,285 58,297 79,307 104,319 131,329 161,340 194,350 230,360 269,369 310,379 353,385 401,394 450,402 499,409 552,416 607,423 663,430 722,435 781,439 842,443 902,448 966,451 1030,453 1095,455 1160,458 1225,458 1290,458 1354,458 1419,458 1484,455 1550,453 1614,451 1677,448 1737,443 1798,439 1857,435 1915,430 1972,423 2027,416 2080,409 2130,402 2178,394 2225,385 2269,379 2310,369 2349,360 2385,350 2418,340 2448,329 2475,319 2499,307 2521,297 2539,285 2554,275 2565,263 2574,252 2578,240">
            <text:p/>
          </draw:polygon>
          <draw:polygon draw:style-name="gr6" draw:layer="layout" svg:width="3.043cm" svg:height="0.785cm" svg:x="0.86cm" svg:y="0.133cm" svg:viewBox="0 0 3044 786" draw:points="3044,393 3041,373 3036,353 3026,333 3013,313 2995,294 2974,275 2949,255 2920,238 2889,219 2852,201 2813,183 2770,167 2724,152 2676,137 2625,122 2569,108 2513,93 2453,81 2391,70 2326,58 2260,48 2191,39 2122,32 2050,24 1976,17 1903,11 1828,6 1752,4 1675,1 1598,0 1522,0 1444,0 1368,1 1291,4 1215,6 1140,11 1066,17 992,24 921,32 851,39 782,48 716,58 653,70 590,81 529,93 473,108 417,122 367,137 318,152 272,167 229,183 191,201 154,219 123,238 94,255 70,275 49,294 31,313 17,333 7,353 2,373 0,393 2,412 7,432 17,452 31,471 49,491 70,510 94,529 123,546 154,566 191,583 229,600 272,617 318,633 367,648 417,663 473,677 529,692 590,704 653,715 716,727 782,736 851,746 921,753 992,761 1066,767 1140,773 1215,778 1291,781 1368,783 1444,786 1522,786 1598,786 1675,783 1752,781 1828,778 1903,773 1976,767 2050,761 2122,753 2191,746 2260,736 2326,727 2391,715 2453,704 2513,692 2569,677 2625,663 2676,648 2724,633 2770,617 2813,600 2852,583 2889,566 2920,546 2949,529 2974,510 2995,491 3013,471 3026,452 3036,432 3041,412">
            <text:p/>
          </draw:polygon>
          <draw:polygon draw:style-name="gr6" draw:layer="layout" svg:width="2.58cm" svg:height="0.459cm" svg:x="1.059cm" svg:y="0.296cm" svg:viewBox="0 0 2581 460" draw:points="2581,230 2579,219 2574,207 2566,196 2554,184 2539,173 2522,162 2500,150 2476,139 2449,129 2419,118 2385,108 2349,98 2311,89 2269,79 2225,72 2179,64 2130,56 2080,49 2027,41 1973,35 1916,29 1857,24 1799,19 1738,15 1677,9 1615,8 1551,4 1485,2 1420,1 1355,0 1290,0 1225,0 1160,1 1095,2 1031,4 967,8 902,9 842,15 781,19 722,24 663,29 607,35 553,41 500,49 450,56 401,64 355,72 311,79 269,89 230,98 195,108 161,118 131,129 105,139 79,150 58,162 41,173 26,184 14,196 6,207 0,219 0,230 0,242 6,253 14,265 26,275 41,286 58,298 79,309 105,321 131,331 161,342 195,351 230,361 269,370 311,380 355,388 401,396 450,404 500,411 553,419 607,425 663,430 722,436 781,441 842,445 902,450 967,452 1031,455 1095,457 1160,459 1225,460 1290,460 1355,460 1420,459 1485,457 1551,455 1615,452 1677,450 1738,445 1799,441 1857,436 1916,430 1973,425 2027,419 2080,411 2130,404 2179,396 2225,388 2269,380 2311,370 2349,361 2385,351 2419,342 2449,331 2476,321 2500,309 2522,298 2539,286 2554,275 2566,265 2574,253 2579,24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DDI-FDDI</dc:title>
    <meta:creation-date>2011-02-07T16:38:53</meta:creation-date>
    <meta:editing-duration>P0D</meta:editing-duration>
    <meta:editing-cycles>1</meta:editing-cycles>
    <meta:document-statistic meta:object-count="11"/>
    <meta:generator>OpenOffice.org/3.3$Linux OpenOffice.org_project/330m20$Build-9567</meta:generator>
  </office:meta>
</office:document-meta>
</file>